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ef5" officeooo:paragraph-rsid="0005fef5"/>
    </style:style>
    <style:style style:name="P2" style:family="paragraph" style:parent-style-name="Standard" style:list-style-name="L1">
      <style:text-properties officeooo:rsid="0005fef5" officeooo:paragraph-rsid="0005fef5"/>
    </style:style>
    <style:style style:name="P3" style:family="paragraph" style:parent-style-name="Standard" style:list-style-name="L2">
      <style:text-properties officeooo:rsid="0005fef5" officeooo:paragraph-rsid="0005fe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ding page</text:p>
      <text:list xml:id="list4406094023609522386" text:style-name="L1">
        <text:list-item>
          <text:p text:style-name="P2">link to github</text:p>
        </text:list-item>
        <text:list-item>
          <text:p text:style-name="P2">link to npc generator</text:p>
        </text:list-item>
        <text:list-item>
          <text:p text:style-name="P2">language button</text:p>
        </text:list-item>
        <text:list-item>
          <text:p text:style-name="P2"/>
        </text:list-item>
      </text:list>
      <text:p text:style-name="P1"/>
      <text:p text:style-name="P1">NPC generator</text:p>
      <text:list xml:id="list3309538181749792028" text:style-name="L2">
        <text:list-item>
          <text:p text:style-name="P3">language button</text:p>
        </text:list-item>
        <text:list-item>
          <text:p text:style-name="P3">link to project in github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3:06:49.110552510</meta:creation-date>
    <meta:editing-duration>P0D</meta:editing-duration>
    <meta:editing-cycles>2</meta:editing-cycles>
    <meta:generator>LibreOffice/4.2.8.2$Linux_X86_64 LibreOffice_project/420m0$Build-2</meta:generator>
    <dc:date>2016-01-07T03:07:17.100436515</dc:date>
    <meta:document-statistic meta:table-count="0" meta:image-count="0" meta:object-count="0" meta:page-count="1" meta:paragraph-count="9" meta:word-count="27" meta:character-count="122" meta:non-whitespace-character-count="109"/>
  </office:meta>
</office:document-meta>
</file>